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6c919" officeooo:paragraph-rsid="0016c91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5e8e6" officeooo:paragraph-rsid="0015e8e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5e8e6" officeooo:paragraph-rsid="0015e8e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5e8e6" officeooo:paragraph-rsid="0015e8e6" style:font-size-asian="18pt" style:font-weight-asian="normal" style:font-size-complex="18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8pt" fo:font-weight="normal" officeooo:rsid="0015e8e6" officeooo:paragraph-rsid="0015e8e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e8e6" officeooo:paragraph-rsid="0015e8e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5e8e6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6c919"/>
    </style:style>
    <style:style style:name="P9" style:family="paragraph" style:parent-style-name="Standard">
      <style:paragraph-properties fo:text-align="start" style:justify-single-word="false"/>
      <style:text-properties officeooo:paragraph-rsid="0016c919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16c919"/>
    </style:style>
    <style:style style:name="P11" style:family="paragraph" style:parent-style-name="Standard">
      <style:paragraph-properties fo:text-align="start" style:justify-single-word="false"/>
      <style:text-properties officeooo:rsid="0016c919" officeooo:paragraph-rsid="0015e8e6"/>
    </style:style>
    <style:style style:name="P12" style:family="paragraph" style:parent-style-name="Standard">
      <style:paragraph-properties fo:text-align="start" style:justify-single-word="false"/>
      <style:text-properties officeooo:rsid="0016c919" officeooo:paragraph-rsid="0016c919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8pt" fo:font-weight="normal" officeooo:rsid="0015e8e6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16c919" style:font-size-asian="18pt" style:font-weight-asian="normal" style:font-size-complex="18pt" style:font-weight-complex="normal"/>
    </style:style>
    <style:style style:name="T4" style:family="text">
      <style:text-properties fo:font-size="18pt" fo:font-weight="bold" officeooo:rsid="0015e8e6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6c919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6c919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pstone Project On Neighborhoods of New York and Toronto</text:p>
      <text:p text:style-name="P2"/>
      <text:p text:style-name="P7"><text:span text:style-name="T4">Business Problem :</text:span></text:p>
      <text:p text:style-name="P7"><text:span text:style-name="T2">Toronto has many stores, restaurants, Coffee shops etc. The objective is to recommend the owner where to open the stores/restaurant. We shall try to find out the best neighborhood and store in Toronto using with Foursquare map.</text:span></text:p>
      <text:p text:style-name="P4"/>
      <text:p text:style-name="P3">Requirements:</text:p>
      <text:list xml:id="list268771882" text:style-name="L3">
        <text:list-item>
          <text:p text:style-name="P5">Foursquare developer account for API calls.</text:p>
        </text:list-item>
        <text:list-item>
          <text:p text:style-name="P5">Need Neighborhoods with Latitude and Longitude</text:p>
        </text:list-item>
        <text:list-item>
          <text:p text:style-name="P5">Knowledge of Data Analysis, Data Visualization,Data Processing and Machine learning algorithms.</text:p>
        </text:list-item>
        <text:list-item>
          <text:p text:style-name="P5">Need Data for Toronto City.</text:p>
        </text:list-item>
      </text:list>
      <text:p text:style-name="P3"/>
      <text:p text:style-name="P3">Methodology:</text:p>
      <text:p text:style-name="P3"/>
      <text:p text:style-name="P7"><text:span text:style-name="T4">CRISP-DM – Cr</text:span><text:span text:style-name="T2">oss</text:span><text:span text:style-name="T4">I</text:span><text:span text:style-name="T2">ndustry</text:span><text:span text:style-name="T5">S</text:span><text:span text:style-name="T3">tandard</text:span><text:span text:style-name="T5">P</text:span><text:span text:style-name="T3">rocess for </text:span><text:span text:style-name="T5">D</text:span><text:span text:style-name="T3">ata</text:span><text:span text:style-name="T5">M</text:span><text:span text:style-name="T3">ining</text:span></text:p>
      <text:p text:style-name="P11"><text:span text:style-name="T1"/></text:p>
      <text:p text:style-name="P12"><text:span text:style-name="T1">The typical steps involved in CRISP-DM includes :</text:span></text:p>
      <text:p text:style-name="P12"><text:span text:style-name="T1"/></text:p>
      <text:list xml:id="list2177143022" text:style-name="L4">
        <text:list-item>
          <text:p text:style-name="P8"><text:span text:style-name="T3">Business Problem</text:span></text:p>
        </text:list-item>
        <text:list-item>
          <text:p text:style-name="P8"><text:span text:style-name="T3">Data Understanding</text:span></text:p>
        </text:list-item>
        <text:list-item>
          <text:p text:style-name="P8"><text:span text:style-name="T3">Data Preparation</text:span></text:p>
        </text:list-item>
        <text:list-item>
          <text:p text:style-name="P8"><text:span text:style-name="T3">Modeling</text:span></text:p>
        </text:list-item>
        <text:list-item>
          <text:p text:style-name="P8"><text:span text:style-name="T3">Evaluation</text:span></text:p>
        </text:list-item>
        <text:list-item>
          <text:p text:style-name="P8"><text:span text:style-name="T3">Deployment</text:span></text:p>
        </text:list-item>
      </text:list>
      <text:p text:style-name="P9"><text:span text:style-name="T3"/></text:p>
      <text:p text:style-name="P1"><text:span text:style-name="T6">Data Requirements :</text:span></text:p>
      <text:p text:style-name="P1"><text:span text:style-name="T6"/></text:p>
      <text:list xml:id="list3728803687" text:style-name="L5">
        <text:list-item>
          <text:p text:style-name="P10"><text:span text:style-name="T3"><text:s/>We would need the Foursquare location data to solve the probl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8:34:08.628582771</meta:creation-date>
    <dc:date>2019-02-05T18:52:51.944990382</dc:date>
    <meta:editing-duration>PT7M13S</meta:editing-duration>
    <meta:editing-cycles>1</meta:editing-cycles>
    <meta:document-statistic meta:table-count="0" meta:image-count="0" meta:object-count="0" meta:page-count="1" meta:paragraph-count="19" meta:word-count="125" meta:character-count="818" meta:non-whitespace-character-count="721"/>
    <meta:generator>LibreOffice/5.3.6.1$Linux_X86_64 LibreOffice_project/30$Build-1</meta:generator>
  </office:meta>
</office:document-meta>
</file>